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000" draw:textarea-horizontal-align="justify" draw:textarea-vertical-align="middle" draw:auto-grow-height="false" fo:min-height="1.006cm" fo:min-width="2.07cm"/>
    </style:style>
    <style:style style:name="gr2" style:family="graphic" style:parent-style-name="standard">
      <style:graphic-properties draw:fill-color="#fff685" draw:opacity="100%" draw:textarea-horizontal-align="justify" draw:textarea-vertical-align="middle" draw:auto-grow-height="false" fo:min-height="0.17cm" fo:min-width="1.345cm"/>
    </style:style>
    <style:style style:name="gr3" style:family="graphic" style:parent-style-name="objectwithoutfill">
      <style:graphic-properties draw:fill="none" draw:fill-color="#fa7d00" draw:textarea-vertical-align="middle"/>
    </style:style>
    <style:style style:name="gr4" style:family="graphic" style:parent-style-name="standard">
      <style:graphic-properties draw:fill-color="#ffc000" draw:textarea-horizontal-align="justify" draw:textarea-vertical-align="middle" draw:auto-grow-height="false" fo:min-height="1.007cm" fo:min-width="1.834cm"/>
    </style:style>
    <style:style style:name="gr5" style:family="graphic" style:parent-style-name="standard">
      <style:graphic-properties draw:fill-color="#fff685" draw:opacity="100%" draw:textarea-horizontal-align="justify" draw:textarea-vertical-align="middle" draw:auto-grow-height="false" fo:min-height="0.169cm" fo:min-width="1.175cm"/>
    </style:style>
    <style:style style:name="gr6" style:family="graphic" style:parent-style-name="standard">
      <style:graphic-properties draw:fill-color="#ffc000" draw:textarea-horizontal-align="justify" draw:textarea-vertical-align="middle" draw:auto-grow-height="false" fo:min-height="1.006cm" fo:min-width="1.834cm"/>
    </style:style>
    <style:style style:name="gr7" style:family="graphic" style:parent-style-name="standard">
      <style:graphic-properties draw:fill-color="#fff685" draw:opacity="100%" draw:textarea-horizontal-align="justify" draw:textarea-vertical-align="middle" draw:auto-grow-height="false" fo:min-height="0.168cm" fo:min-width="1.174cm"/>
    </style:style>
    <style:style style:name="gr8" style:family="graphic" style:parent-style-name="standard">
      <style:graphic-properties draw:fill-color="#fff685" draw:opacity="100%" draw:textarea-horizontal-align="justify" draw:textarea-vertical-align="middle" draw:auto-grow-height="false" fo:min-height="0.169cm" fo:min-width="1.174cm"/>
    </style:style>
    <style:style style:name="gr9" style:family="graphic" style:parent-style-name="standard">
      <style:graphic-properties draw:fill-color="#fff685" draw:opacity="100%" draw:textarea-horizontal-align="justify" draw:textarea-vertical-align="middle" draw:auto-grow-height="false" fo:min-height="0.169cm" fo:min-width="1.345cm"/>
    </style:style>
    <style:style style:name="gr10" style:family="graphic" style:parent-style-name="standard">
      <style:graphic-properties draw:fill-color="#fff685" draw:opacity="100%" draw:textarea-horizontal-align="justify" draw:textarea-vertical-align="middle" draw:auto-grow-height="false" fo:min-height="0.168cm" fo:min-width="1.175cm"/>
    </style:style>
    <style:style style:name="P1" style:family="paragraph">
      <loext:graphic-properties draw:fill-color="#ffc000"/>
      <style:paragraph-properties fo:text-align="center"/>
    </style:style>
    <style:style style:name="P2" style:family="paragraph">
      <loext:graphic-properties draw:fill-color="#fff685" draw:opacity="100%"/>
      <style:paragraph-properties fo:text-align="center"/>
    </style:style>
    <style:style style:name="P3" style:family="paragraph">
      <loext:graphic-properties draw:fill="none" draw:fill-color="#fa7d00"/>
      <style:paragraph-properties fo:text-align="center"/>
    </style:style>
    <style:style style:name="P4" style:family="paragraph">
      <loext:graphic-properties draw:fill="none" draw:fill-color="#fa7d00"/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c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685" draw:opacity="100%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0pt"/>
    </style:style>
    <style:style style:name="P10" style:family="paragraph">
      <loext:graphic-properties draw:fill-color="#ffc000"/>
      <style:paragraph-properties fo:text-align="center"/>
      <style:text-properties fo:font-size="10pt"/>
    </style:style>
    <style:style style:name="P11" style:family="paragraph">
      <loext:graphic-properties draw:fill-color="#fff685" draw:opacity="100%"/>
      <style:paragraph-properties fo:text-align="center"/>
      <style:text-properties fo:font-size="10pt"/>
    </style:style>
    <style:style style:name="P12" style:family="paragraph">
      <loext:graphic-properties draw:fill-color="#ffc000"/>
      <style:paragraph-properties fo:text-align="center"/>
      <style:text-properties fo:font-size="8pt"/>
    </style:style>
    <style:style style:name="P13" style:family="paragraph">
      <style:paragraph-properties fo:text-align="center"/>
      <style:text-properties fo:font-size="8pt"/>
    </style:style>
    <style:style style:name="P14" style:family="paragraph">
      <loext:graphic-properties draw:fill-color="#ffc000"/>
      <style:paragraph-properties fo:text-align="center"/>
      <style:text-properties fo:font-size="8pt" style:font-size-asian="14pt" style:font-size-complex="14pt"/>
    </style:style>
    <style:style style:name="P15" style:family="paragraph">
      <style:paragraph-properties fo:text-align="center"/>
      <style:text-properties fo:font-size="8pt" style:font-size-asian="9pt" style:font-size-complex="9pt"/>
    </style:style>
    <style:style style:name="P16" style:family="paragraph">
      <loext:graphic-properties draw:fill-color="#ffc000"/>
      <style:paragraph-properties fo:text-align="center"/>
      <style:text-properties fo:font-size="8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size-asian="14pt" style:font-size-complex="14pt"/>
    </style:style>
    <style:style style:name="T3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57cm" svg:height="1.256cm" svg:x="15.206cm" svg:y="1.3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45cm" svg:height="0.42cm" svg:x="16.155cm" svg:y="2.416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6.624cm" svg:y1="2.835cm" svg:x2="16.624cm" svg:y2="3.393cm">
          <text:p/>
        </draw:line>
        <draw:line draw:style-name="gr3" draw:text-style-name="P3" draw:layer="layout" svg:x1="27.28cm" svg:y1="3.394cm" svg:x2="16.624cm" svg:y2="3.394cm">
          <text:p/>
        </draw:line>
        <draw:line draw:style-name="gr3" draw:text-style-name="P3" draw:layer="layout" svg:x1="6.019cm" svg:y1="3.394cm" svg:x2="6.019cm" svg:y2="4.162cm">
          <text:p/>
        </draw:line>
        <draw:line draw:style-name="gr3" draw:text-style-name="P4" draw:layer="layout" svg:x1="27.279cm" svg:y1="3.394cm" svg:x2="27.279cm" svg:y2="4.162cm">
          <text:p/>
        </draw:line>
        <draw:line draw:style-name="gr3" draw:text-style-name="P3" draw:layer="layout" svg:x1="20.226cm" svg:y1="3.392cm" svg:x2="20.226cm" svg:y2="4.16cm">
          <text:p/>
        </draw:line>
        <draw:line draw:style-name="gr3" draw:text-style-name="P3" draw:layer="layout" svg:x1="16.67cm" svg:y1="3.394cm" svg:x2="6.014cm" svg:y2="3.394cm">
          <text:p/>
        </draw:line>
        <draw:custom-shape draw:style-name="gr4" draw:text-style-name="P6" draw:layer="layout" svg:width="2.334cm" svg:height="1.257cm" svg:x="4.852cm" svg:y="4.161cm">
          <text:p text:style-name="P5"><text:span text:style-name="T1">Avv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675cm" svg:height="0.419cm" svg:x="5.714cm" svg:y="5.278cm">
          <text:p text:style-name="P5"><text:span text:style-name="T1">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334cm" svg:height="1.256cm" svg:x="19.11cm" svg:y="4.16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674cm" svg:height="0.418cm" svg:x="19.973cm" svg:y="5.277cm">
          <text:p text:style-name="P8">1,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334cm" svg:height="1.257cm" svg:x="19.11cm" svg:y="4.16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674cm" svg:height="0.418cm" svg:x="19.973cm" svg:y="5.278cm">
          <text:p text:style-name="P8">1,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334cm" svg:height="1.257cm" svg:x="19.11cm" svg:y="4.16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674cm" svg:height="0.418cm" svg:x="19.973cm" svg:y="5.278cm">
          <text:p text:style-name="P8">1,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334cm" svg:height="1.257cm" svg:x="19.11cm" svg:y="4.161cm">
          <text:p text:style-name="P5"><text:span text:style-name="T1">Realizza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674cm" svg:height="0.419cm" svg:x="19.973cm" svg:y="5.278cm">
          <text:p text:style-name="P5"><text:span text:style-name="T1">1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57cm" svg:height="1.256cm" svg:x="15.206cm" svg:y="1.301cm">
          <text:p text:style-name="P5"><text:span text:style-name="T1">E-learning Wi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845cm" svg:height="0.419cm" svg:x="16.155cm" svg:y="2.417cm">
          <text:p text:style-name="P5"><text:span text:style-name="T1">1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.334cm" svg:height="1.257cm" svg:x="26.112cm" svg:y="4.161cm">
          <text:p text:style-name="P9">Collaud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674cm" svg:height="0.419cm" svg:x="26.975cm" svg:y="5.278cm">
          <text:p text:style-name="P9">1.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123cm" svg:y1="3.394cm" svg:x2="13.123cm" svg:y2="4.162cm">
          <text:p/>
        </draw:line>
        <draw:custom-shape draw:style-name="gr4" draw:text-style-name="P1" draw:layer="layout" svg:width="2.334cm" svg:height="1.257cm" svg:x="11.956cm" svg:y="4.161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675cm" svg:height="0.419cm" svg:x="12.818cm" svg:y="5.278cm">
          <text:p text:style-name="P8">1.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123cm" svg:y1="5.697cm" svg:x2="13.123cm" svg:y2="6.465cm">
          <text:p/>
        </draw:line>
        <draw:custom-shape draw:style-name="gr4" draw:text-style-name="P12" draw:layer="layout" svg:width="2.334cm" svg:height="1.257cm" svg:x="11.956cm" svg:y="6.464cm">
          <text:p text:style-name="P1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675cm" svg:height="0.418cm" svg:x="12.818cm" svg:y="7.582cm">
          <text:p text:style-name="P8">1.2.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123cm" svg:y1="3.394cm" svg:x2="13.123cm" svg:y2="4.162cm">
          <text:p/>
        </draw:line>
        <draw:custom-shape draw:style-name="gr4" draw:text-style-name="P6" draw:layer="layout" svg:width="2.334cm" svg:height="1.257cm" svg:x="11.956cm" svg:y="4.161cm">
          <text:p text:style-name="P5"><text:span text:style-name="T1">Progetta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675cm" svg:height="0.419cm" svg:x="12.818cm" svg:y="5.278cm">
          <text:p text:style-name="P5"><text:span text:style-name="T1">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7.33cm" svg:y1="5.697cm" svg:x2="27.33cm" svg:y2="6.465cm">
          <text:p/>
        </draw:line>
        <draw:custom-shape draw:style-name="gr4" draw:text-style-name="P14" draw:layer="layout" svg:width="2.334cm" svg:height="1.257cm" svg:x="26.163cm" svg:y="6.464cm">
          <text:p text:style-name="P13"><text:span text:style-name="T2">Somministrazione</text:span></text:p>
          <text:p text:style-name="P13"><text:span text:style-name="T2">del modu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674cm" svg:height="0.418cm" svg:x="27.026cm" svg:y="7.582cm">
          <text:p text:style-name="P9">1.4.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019cm" svg:y1="5.697cm" svg:x2="6.019cm" svg:y2="6.465cm">
          <text:p/>
        </draw:line>
        <draw:custom-shape draw:style-name="gr4" draw:text-style-name="P16" draw:layer="layout" svg:width="2.334cm" svg:height="1.257cm" svg:x="4.852cm" svg:y="6.464cm">
          <text:p text:style-name="P15"><text:span text:style-name="T3">Scelta piattaforma</text:span></text:p>
          <text:p text:style-name="P15"><text:span text:style-name="T3">E-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675cm" svg:height="0.418cm" svg:x="5.714cm" svg:y="7.582cm">
          <text:p text:style-name="P5"><text:span text:style-name="T1">1.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123cm" svg:y1="5.697cm" svg:x2="13.123cm" svg:y2="6.465cm">
          <text:p/>
        </draw:line>
        <draw:custom-shape draw:style-name="gr4" draw:text-style-name="P16" draw:layer="layout" svg:width="2.334cm" svg:height="1.257cm" svg:x="11.956cm" svg:y="6.464cm">
          <text:p text:style-name="P15"><text:span text:style-name="T3">Modulo di</text:span></text:p>
          <text:p text:style-name="P15"><text:span text:style-name="T3">pro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675cm" svg:height="0.418cm" svg:x="12.818cm" svg:y="7.582cm">
          <text:p text:style-name="P5"><text:span text:style-name="T1">1.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571cm" svg:y1="6.046cm" svg:x2="9.571cm" svg:y2="6.465cm">
          <text:p/>
        </draw:line>
        <draw:custom-shape draw:style-name="gr4" draw:text-style-name="P16" draw:layer="layout" svg:width="2.334cm" svg:height="1.257cm" svg:x="8.404cm" svg:y="6.464cm">
          <text:p text:style-name="P15"><text:span text:style-name="T3">Training su</text:span></text:p>
          <text:p text:style-name="P15"><text:span text:style-name="T3">piattaform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675cm" svg:height="0.418cm" svg:x="9.266cm" svg:y="7.582cm">
          <text:p text:style-name="P5"><text:span text:style-name="T1">1.1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467cm" svg:y1="6.046cm" svg:x2="2.467cm" svg:y2="6.465cm">
          <text:p/>
        </draw:line>
        <draw:custom-shape draw:style-name="gr4" draw:text-style-name="P16" draw:layer="layout" svg:width="2.334cm" svg:height="1.257cm" svg:x="1.3cm" svg:y="6.464cm">
          <text:p text:style-name="P15"><text:span text:style-name="T3">Analisi numero</text:span></text:p>
          <text:p text:style-name="P15"><text:span text:style-name="T3">utenti e lo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674cm" svg:height="0.418cm" svg:x="2.163cm" svg:y="7.582cm">
          <text:p text:style-name="P5"><text:span text:style-name="T1">1.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019cm" svg:y1="6.046cm" svg:x2="2.467cm" svg:y2="6.046cm">
          <text:p/>
        </draw:line>
        <draw:line draw:style-name="gr3" draw:text-style-name="P3" draw:layer="layout" svg:x1="6.019cm" svg:y1="6.046cm" svg:x2="9.571cm" svg:y2="6.046cm">
          <text:p/>
        </draw:line>
        <draw:line draw:style-name="gr3" draw:text-style-name="P3" draw:layer="layout" svg:x1="20.277cm" svg:y1="5.697cm" svg:x2="20.277cm" svg:y2="6.465cm">
          <text:p/>
        </draw:line>
        <draw:custom-shape draw:style-name="gr4" draw:text-style-name="P16" draw:layer="layout" svg:width="2.334cm" svg:height="1.257cm" svg:x="19.11cm" svg:y="6.464cm">
          <text:p text:style-name="P15"><text:span text:style-name="T3">Configurazione</text:span></text:p>
          <text:p text:style-name="P15"><text:span text:style-name="T3">clients in r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674cm" svg:height="0.418cm" svg:x="19.973cm" svg:y="7.582cm">
          <text:p text:style-name="P5"><text:span text:style-name="T1">1.3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3.829cm" svg:y1="6.046cm" svg:x2="23.829cm" svg:y2="6.465cm">
          <text:p/>
        </draw:line>
        <draw:custom-shape draw:style-name="gr4" draw:text-style-name="P14" draw:layer="layout" svg:width="2.334cm" svg:height="1.257cm" svg:x="22.662cm" svg:y="6.464cm">
          <text:p text:style-name="P13"><text:span text:style-name="T2">Scrittura moduli</text:span></text:p>
          <text:p text:style-name="P13"><text:span text:style-name="T2">di pro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675cm" svg:height="0.418cm" svg:x="23.524cm" svg:y="7.582cm">
          <text:p text:style-name="P9">1.3.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6.725cm" svg:y1="6.046cm" svg:x2="16.725cm" svg:y2="6.465cm">
          <text:p/>
        </draw:line>
        <draw:custom-shape draw:style-name="gr4" draw:text-style-name="P16" draw:layer="layout" svg:width="2.334cm" svg:height="1.257cm" svg:x="15.558cm" svg:y="6.464cm">
          <text:p text:style-name="P15"><text:span text:style-name="T3">Configurazione</text:span></text:p>
          <text:p text:style-name="P15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674cm" svg:height="0.418cm" svg:x="16.421cm" svg:y="7.582cm">
          <text:p text:style-name="P5"><text:span text:style-name="T1">1.3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0.277cm" svg:y1="6.046cm" svg:x2="16.725cm" svg:y2="6.046cm">
          <text:p/>
        </draw:line>
        <draw:line draw:style-name="gr3" draw:text-style-name="P3" draw:layer="layout" svg:x1="20.277cm" svg:y1="6.046cm" svg:x2="23.829cm" svg:y2="6.0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7T15:42:40.735000000</meta:creation-date>
    <dc:date>2018-05-27T16:36:32.784000000</dc:date>
    <meta:editing-duration>PT14M</meta:editing-duration>
    <meta:editing-cycles>2</meta:editing-cycles>
    <meta:generator>LibreOffice/6.0.1.1$Windows_X86_64 LibreOffice_project/60bfb1526849283ce2491346ed2aa51c465abfe6</meta:generator>
    <meta:document-statistic meta:object-count="59"/>
  </office:meta>
</office:document-meta>
</file>